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Iskoola Pota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74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0.7083in"/>
    </style:style>
    <style:style style:name="co4" style:family="table-column">
      <style:table-column-properties fo:break-before="auto" style:column-width="0.4898in"/>
    </style:style>
    <style:style style:name="co5" style:family="table-column">
      <style:table-column-properties fo:break-before="auto" style:column-width="0.6457in"/>
    </style:style>
    <style:style style:name="co6" style:family="table-column">
      <style:table-column-properties fo:break-before="auto" style:column-width="1.9374in"/>
    </style:style>
    <style:style style:name="co7" style:family="table-column">
      <style:table-column-properties fo:break-before="auto" style:column-width="2.7811in"/>
    </style:style>
    <style:style style:name="co8" style:family="table-column">
      <style:table-column-properties fo:break-before="auto" style:column-width="2.8126in"/>
    </style:style>
    <style:style style:name="co9" style:family="table-column">
      <style:table-column-properties fo:break-before="auto" style:column-width="1.6772in"/>
    </style:style>
    <style:style style:name="co10" style:family="table-column">
      <style:table-column-properties fo:break-before="auto" style:column-width="1.1563in"/>
    </style:style>
    <style:style style:name="co11" style:family="table-column">
      <style:table-column-properties fo:break-before="auto" style:column-width="10.5626in"/>
    </style:style>
    <style:style style:name="co12" style:family="table-column">
      <style:table-column-properties fo:break-before="auto" style:column-width="2.0835in"/>
    </style:style>
    <style:style style:name="co13" style:family="table-column">
      <style:table-column-properties fo:break-before="auto" style:column-width="9.2602in"/>
    </style:style>
    <style:style style:name="co14" style:family="table-column">
      <style:table-column-properties fo:break-before="auto" style:column-width="1.052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1.160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9327in" fo:break-before="auto" style:use-optimal-row-height="true"/>
    </style:style>
    <style:style style:name="ro5" style:family="table-row">
      <style:table-row-properties style:row-height="0.7043in" fo:break-before="auto" style:use-optimal-row-height="true"/>
    </style:style>
    <style:style style:name="ro6" style:family="table-row">
      <style:table-row-properties style:row-height="1.9791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Iskoola Pota" fo:font-size="12pt" style:font-name-asian="Iskoola Pota" style:font-size-asian="12pt" style:font-name-complex="Iskoola Pota" style:font-size-complex="12pt"/>
    </style:style>
    <style:style style:name="ce3" style:family="table-cell" style:parent-style-name="Normal_20_6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Iskoola Pota" fo:font-size="12pt" style:font-name-asian="Iskoola Pota" style:font-size-asian="12pt" style:font-name-complex="Iskoola Pota" style:font-size-complex="12pt"/>
    </style:style>
    <style:style style:name="ce4" style:family="table-cell" style:parent-style-name="Normal_20_6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Iskoola Pota" fo:font-size="12pt" style:font-name-asian="Iskoola Pota" style:font-size-asian="12pt" style:font-name-complex="Iskoola Pota" style:font-size-complex="12pt"/>
    </style:style>
    <style:style style:name="ce2" style:family="table-cell" style:parent-style-name="Default" style:data-style-name="N61">
      <style:table-cell-properties style:text-align-source="fix" style:repeat-content="false" style:vertical-align="middle"/>
      <style:paragraph-properties fo:text-align="center"/>
      <style:text-properties style:font-name="Iskoola Pota" fo:font-size="12pt" style:font-name-asian="Iskoola Pota" style:font-size-asian="12pt" style:font-name-complex="Iskoola Pota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8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story-06-t3-l05-ep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පණ්ඩුකාභය රජතුමා</text:p>
          </table:table-cell>
          <table:table-cell table:style-name="ce4" office:value-type="string" calcext:value-type="string">
            <text:p>මෙම ඒකකයෙන් පණ්ඩුකාභය රජුගේ ළමා කාලය, පණ්ඩුකාභය කුමරු මුහුණදුන් අභියෝග, පණ්ඩුකාභය රජුගේ චරිතයෙන් ගතහැකි ආදර්ශ පිළිබඳවත් සාකච්ඡා කෙරෙයි.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අනුරාධගාම, පුරයක් බවට පත් කරමින් අනුරාධපුර රාජධානිය බිහි කළ රජතුමා මින් කවරෙක් ද?</text:p>
          </table:table-cell>
          <table:table-cell/>
          <table:table-cell office:value-type="string" calcext:value-type="string">
            <text:p>පණ්ඩුකාභය රජු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මුටසීව රජු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පණ්ඩුකාභය රජතුමාගේ පියාගේ නම,</text:p>
          </table:table-cell>
          <table:table-cell/>
          <table:table-cell office:value-type="string" calcext:value-type="string">
            <text:p>දේවානම්පියතිස්ස රජු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දීඝගාමිණී කුමරු ය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මුටසීව රජු 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දුටුගැමුණු රජු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පණ්ඩුකාභය රජතුමාගේ මවගේ නම,</text:p>
          </table:table-cell>
          <table:table-cell/>
          <table:table-cell office:value-type="string" calcext:value-type="string">
            <text:p>අනුලා බිසව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චිත‍්‍රා කුමරිය 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සුගලා බිසව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සෝමා බිසව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පණ්ඩුකාභය රජතුමාගේ ගුරුතුමාගේ නම,</text:p>
          </table:table-cell>
          <table:table-cell/>
          <table:table-cell office:value-type="string" calcext:value-type="string">
            <text:p>තිස්ස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ගාමිණී 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මුටසීව 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පණ්ඩුල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පණ්ඩුකාභය රජතුමාට මාමාවරු,</text:p>
          </table:table-cell>
          <table:table-cell/>
          <table:table-cell office:value-type="string" calcext:value-type="string">
            <text:p>දස දෙනෙකි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දොළොස් දෙනෙක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එකොළොස් දෙනෙක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පස් දෙනෙක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history-06-t3-l05-ep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පණ්ඩුකාභය රජතුමා</text:p>
          </table:table-cell>
          <table:table-cell table:style-name="ce4" office:value-type="string" calcext:value-type="string">
            <text:p>මෙම ඒකකයෙන් පණ්ඩුකාභය රජතුමා රාජ්‍යත්වයට පත් වූ ආකාරයත්, පණ්ඩුකාභය රජතුමාගේ රාජ්‍ය පාලනය පිළිබඳවත් සාකච්ඡා කෙරෙයි.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ශ‍්‍රී ලංකාවේ ප‍්‍රථම වරට ඉදිකළ වැව වර්තමානයේ හඳුන්වන නම වන්නේ මින් කුමක් ද?</text:p>
          </table:table-cell>
          <table:table-cell/>
          <table:table-cell office:value-type="string" calcext:value-type="string">
            <text:p>තිසා වැව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මින්නේරිය වැව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බසවක්කුලම වැව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මහවිලච්චිය වැ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පණ්ඩුකාභය රජතුමා ඉදිකළ වැවක් වන්නේ මින් කුමක් ද?</text:p>
          </table:table-cell>
          <table:table-cell/>
          <table:table-cell office:value-type="string" calcext:value-type="string">
            <text:p>තිසා වැව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මින්නේරිය වැව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අභය වැව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මහවිලච්චිය වැ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පණ්ඩුකාභය රජතුමාගේ බිසවගේ නම,</text:p>
          </table:table-cell>
          <table:table-cell/>
          <table:table-cell office:value-type="string" calcext:value-type="string">
            <text:p>අනුලා බිසව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චිත‍්‍රා කුමරිය 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ස්වර්ණපාලී කුමරිය 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සෝමා බිසව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පණ්ඩුකාභය රජතුමාගේ සේවාවක් නොවන්නේ,</text:p>
          </table:table-cell>
          <table:table-cell/>
          <table:table-cell office:value-type="string" calcext:value-type="string">
            <text:p>අනුරාධපුර නගරය නිර්මාණය කිර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නගරය පිරිසිදු කිරීම සඳහා නිලධාරීන් පත් කිරීම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ආගමික සහනශීලී ප‍්‍රතිපත්තියක් අනුගමනය කිරීම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අභයගිරිය නිර්මාණය කිරීම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පණ්ඩුකාභය රජතුමාගේ ඉදිකිරීමක් නොවන්නේ,</text:p>
          </table:table-cell>
          <table:table-cell/>
          <table:table-cell office:value-type="string" calcext:value-type="string">
            <text:p>රජමාලිග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සුසානභූම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විදුලි පහන්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ආරෝග්‍යශාල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story-06-t3-l05-ep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දේවානම්පියතිස්ස රජතුමා</text:p>
          </table:table-cell>
          <table:table-cell table:style-name="ce4" office:value-type="string" calcext:value-type="string">
            <text:p>මෙම ඒකකයෙන් ලංකාවට බුදු දහම ලැබුණු අයුරු, බුද්ධ සාසනය ලංකාවේ ස්ථාපිත වූ අයුරු සහ දේවානම්පියතිස්ස රජතුමාගේ සේවාව පිළිබඳව සාකච්ඡා කෙරෙයි.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දේවානම්පියතිස්ස රජතුමාගේ පියාගේ නම,</text:p>
          </table:table-cell>
          <table:table-cell/>
          <table:table-cell office:value-type="string" calcext:value-type="string">
            <text:p>දේවානම්පියතිස්ස රජු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දීඝගාමිණී කුමරු ය.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මුටසීව රජු ය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දුටුගැමුණු රජු ය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අසල තිබූ අඹ ගසක් මුල් කරගෙන අසනු ලැබූ ප‍්‍රශ්නවලට බුද්ධිමත්ව පිළිතූරු දුන් රජතුමා වන්නේ,</text:p>
          </table:table-cell>
          <table:table-cell/>
          <table:table-cell office:value-type="string" calcext:value-type="string">
            <text:p>පණ්ඩුකාභය රජු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දේවානම්පියතිස්ස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මුටසීව රජු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තිස්ස රජතුමාට සමගාමීව ඉන්දියාව පාලනය කරන ලද්දේ,</text:p>
          </table:table-cell>
          <table:table-cell/>
          <table:table-cell office:value-type="string" calcext:value-type="string">
            <text:p>ධර්මාශෝක අධිරාජයා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මුටසීව රජු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දේවානම්පියතිස්ස රජතුමා මිහිඳු හිමියන් වෙත පූජා කළේ, </text:p>
          </table:table-cell>
          <table:table-cell/>
          <table:table-cell office:value-type="string" calcext:value-type="string">
            <text:p>තිසා වැව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අභයගිරි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මහමෙවුනා උයන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මහවිලච්චිය වැ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ලංකාවේ බුදු දහම වැල`ද ගත් පළමුවන පාලකයා වන්නේ,</text:p>
          </table:table-cell>
          <table:table-cell/>
          <table:table-cell office:value-type="string" calcext:value-type="string">
            <text:p>පණ්ඩුකාභය රජු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වළගම්බා රජු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දේවානම්පියතිස්ස රජු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history-06-t3-l05-ep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දේවානම්පියතිස්ස රජතුමා</text:p>
          </table:table-cell>
          <table:table-cell table:style-name="ce4" office:value-type="string" calcext:value-type="string">
            <text:p>මෙම ඒකකයෙන් බුදු දහමින් ලද දායාද, බුදු දහමින් සදාචාරාවත් ජන සාමාජයක් ගොඩනැගුණු අයුරු පැහැදිලි කරයි.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සංඝමිත්තා තෙරණින් වහන්සේ ශ්‍රීලංකාවට ජය ශ්‍රී මහා බෝ සමිඳු රැගෙන වැඩිය වරාය වන්නේ මින් කුමක් ද?</text:p>
          </table:table-cell>
          <table:table-cell/>
          <table:table-cell office:value-type="string" calcext:value-type="string">
            <text:p>මහාතිත්ථ වරායයි.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දඹකොළ පටුන වරායයි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ගෝකණ්ණ වරායයි.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ලංකා පටුන වරායය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මෙරට භික්ෂු ශාසනය ඇරඹුණේ,</text:p>
          </table:table-cell>
          <table:table-cell/>
          <table:table-cell office:value-type="string" calcext:value-type="string">
            <text:p>අනුලා දේවිය පැවිදි වීමෙන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දඹකොළ පටුන වරායෙන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අරිට්ඨ නම් කුමරු පැවිදි වීමෙනි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සෝමා දේවිය පැවිදි වීමෙන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අනුරාධපුරයේ පිහිටා ඇති ථූපාරාමය ඉදිකරවන ලද්දේ කුමන රජතුමා විසින් ද?</text:p>
          </table:table-cell>
          <table:table-cell/>
          <table:table-cell office:value-type="string" calcext:value-type="string">
            <text:p>වසභ රජු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දේවානම්පියතිස්ස රජු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වළගම්බා රජු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ශ‍්‍රී ලංකාවේ මෙහෙණි සසුන ආරම්භ වූයේ කුමන දේවිය පැවිදි වීමෙන් ද?</text:p>
          </table:table-cell>
          <table:table-cell/>
          <table:table-cell office:value-type="string" calcext:value-type="string">
            <text:p>අනුලා බිසව 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චිත‍්‍රා කුමරිය 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ස්වර්ණපාලී කුමරිය 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සෝමා බිසව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ශාරීරික චෛත්‍යය යනු</text:p>
          </table:table-cell>
          <table:table-cell/>
          <table:table-cell office:value-type="string" calcext:value-type="string">
            <text:p>වෙහෙර වහන්සේ මූලික කරගෙන ස්තූප අංග සහ චේතියඝර නිර්මාණ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බෝධීන් වහන්සේ වටා ඉදි වූ බෝධිඝර නිර්මාණ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පිළිම වහන්සේ, පටිමාඝර ආදි ගෘහ නිර්මාණ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සඳකඩපහණ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history-06-t3-l05-ep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අපේ අභීත රජවරු </text:p>
          </table:table-cell>
          <table:table-cell table:style-name="ce3" office:value-type="string" calcext:value-type="string">
            <text:p>පුනරීක්ෂණ (Q&amp;A)</text:p>
          </table:table-cell>
          <table:table-cell table:style-name="ce4" office:value-type="string" calcext:value-type="string">
            <text:p>මෙම පුනරීක්ෂණය මගින් අපේ අභීත රජවරු යන පාඩම තවදුරටත් ආවරණය කෙරේ.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පණ්ඩුකාභය රජු අනුරාධගාමය අනුරාධ පුරය බවට පත් කිරීමට කළ කාර්යක් නොවන්නේ,</text:p>
          </table:table-cell>
          <table:table-cell/>
          <table:table-cell office:value-type="string" calcext:value-type="string">
            <text:p>ප‍්‍රදේශය වටා සීමාව ලකුණු කිර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ථූපාරාමය ඉදිකිරීම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රාජධානිය වටා ආරක්‍ෂාවට දිය අගලක් ඉදිකිරීම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ප‍්‍රධාන දිශා හතරේ දොරටු හතරක්් ඉදිකිරීම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ථූපාරාමය ඉදිකිරීමට සම්බන්ධ ප‍්‍රකාශයක් නොවන්නේ,</text:p>
          </table:table-cell>
          <table:table-cell/>
          <table:table-cell office:value-type="string" calcext:value-type="string">
            <text:p>දකුණු අකු ධාතුව තැන්පත් කිර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වසභ රජු වටදාගෙයක් ඉදිකිර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මුල් යුගයේ ධාන්‍යාකාර වීම පසු කාලයේ ඝණ්ඨාකාර ව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පටී ධාතුව තැන්පත් කර තිබීම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මිහිඳු මහරහතන් වහන්සේ සම`ග ලංකාවට වැඩම කළ රහතන් වහන්සේ නමක් නොවන්නේ,</text:p>
          </table:table-cell>
          <table:table-cell/>
          <table:table-cell office:value-type="string" calcext:value-type="string">
            <text:p>ඉට්ඨි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උත්ති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සම්බල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පූලහත්ථ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දේවානම්පියතිස්ස රජු දවස සිදු වූ වැදගත් ඵෙතිහාසික සිද්ධියක් නොවන්නේ,</text:p>
          </table:table-cell>
          <table:table-cell/>
          <table:table-cell office:value-type="string" calcext:value-type="string">
            <text:p>අභයගිරි දාගැබ ඉදිකිරීම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මිහිඳු මහ රහතන්වහන්සේ මිහින්තලයට වැඩම කිර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සංඝමිත්තා තෙරණිය වැඩම කිර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ශ‍්‍රී මහා බෝධිය වැඩම කිර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ථූපාරාමය ඉදිකිරීමට සම්බන්ධ ප‍්‍රකාශය නොවන්නේ,</text:p>
          </table:table-cell>
          <table:table-cell/>
          <table:table-cell office:value-type="string" calcext:value-type="string">
            <text:p>දකුණු අකු ධාතුව තැන්පත් කිර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මුල් යුගයේ ධාන්‍යාකාර වීම පසු කාලයේ ඝණ්ටාකාර ව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සමස්ත ලෝකයෙන් ම ඉදි වූ විශාල ම ගඩොළු ස්තූපය වීම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වසභ රජු වටදාගෙයක් ඉදිකිර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අපේ අභීත රජවරු</text:p>
          </table:table-cell>
          <table:table-cell table:style-name="ce4" office:value-type="string" calcext:value-type="string">
            <text:p>පස්වන පාඩම අපේ අභීත රජවරු දුටුගැමුණු රජතුමා</text:p>
          </table:table-cell>
          <table:table-cell table:style-name="ce4" office:value-type="string" calcext:value-type="string">
            <text:p/>
            <text:p/>
            <text:p>මෙම ඒකකයෙන් දුටුගැමුණු රජතුමාගේ ළමා කාලය, සමකාලීන අභියෝග ජය ගැනීමට කාවන්තිස්ස රජතුමා ගත් පියවර, දුටුගැමුණු රජතුමා රට එක්සේසත් කිරීම සහ රජතුමාගෙන් ඉටු වූ සාසනික සේවය විස්තර කරයි.</text:p>
            <text:p/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දුටුගැමුණු රජතුමාගේ පියාගේ නම,</text:p>
          </table:table-cell>
          <table:table-cell/>
          <table:table-cell office:value-type="string" calcext:value-type="string">
            <text:p>දේවානම්පියතිස්ස රජු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දීඝගාමිණී කුමරු ය.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මුටසීව රජු 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කාවන්තිස්ස රජතුමා ය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දුටුගැමුණු රජතුමාගේ මවගේ නම,</text:p>
          </table:table-cell>
          <table:table-cell/>
          <table:table-cell office:value-type="string" calcext:value-type="string">
            <text:p>අනුලා බිසව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චිත‍්‍රා කුමරිය 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විහාරමහා දේවිය 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සෝමා බිසව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දුටුගැමුණු රජතුමාගේ සහෝදරයාගේ නම,</text:p>
          </table:table-cell>
          <table:table-cell/>
          <table:table-cell office:value-type="string" calcext:value-type="string">
            <text:p>තිස්ස 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ගාමිණී 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මුටසීව 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පණ්ඩුල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කාවන්තිස්ස රජ පවුල ජීවත් වූයේ ,</text:p>
          </table:table-cell>
          <table:table-cell/>
          <table:table-cell office:value-type="string" calcext:value-type="string">
            <text:p>මාගම රාජධානියේ 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අනුරාධපුර රාජධානියේ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පොළොන්නරුව රාජධානියේ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යාපහුව රාජධානියේ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රුහුණේ මාගම රාජ්‍යය ආරම්භ කළේ,</text:p>
          </table:table-cell>
          <table:table-cell/>
          <table:table-cell office:value-type="string" calcext:value-type="string">
            <text:p>දේවානම්පියතිස්ස රජු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දීඝගාමිණී කුමරු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මහානාග යුවරජ 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කාවන්තිස්ස රජතුමා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story-06-t3-l05-ep0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වළගම්බා රජතුමා</text:p>
          </table:table-cell>
          <table:table-cell table:style-name="ce4" office:value-type="string" calcext:value-type="string">
            <text:p>මෙම ඒකකයෙන් වළගම්බා රජතුමා රාජ්‍යත්වයට පත් වූ ආකාරය, වළගම්බා රජුගේ සාසනික සේවාව සහ වළගම්බා චරිතයෙන් ගත හැකි ආදර්ශ පෙන්වා දෙයි.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වළගම්බා රජුගේ සහෝදරයාගේ නම,</text:p>
          </table:table-cell>
          <table:table-cell/>
          <table:table-cell office:value-type="string" calcext:value-type="string">
            <text:p>ඛල්ලාටනාග 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මහාරත්තක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මුටසීව 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පණ්ඩුල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වළගම්බා රජුගේ අගමෙහෙසිය වූයේ,</text:p>
          </table:table-cell>
          <table:table-cell/>
          <table:table-cell office:value-type="string" calcext:value-type="string">
            <text:p>අනුලා බිසව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චිත‍්‍රා කුමරිය 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විහාරමහා දේවිය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සෝමා දේවිය 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වළගම්බා රජු මුහුණ දුන් අභියෝගයක් නොවන්නේ,</text:p>
          </table:table-cell>
          <table:table-cell/>
          <table:table-cell office:value-type="string" calcext:value-type="string">
            <text:p>රුහුණේ තිස්ස බ‍්‍රාහ්මණයාගේ කැරැල්ල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දකූණු ඉන්දියාවෙන් පැමිණි ආක‍්‍රමණිකයන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බැමිණිතියා සා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එළාර ආක‍්‍රමණ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දකූණු ඉන්දියානු සත් ද්‍රවිඩයින්ගෙන් කෙනෙක් නොවන්නේ ,</text:p>
          </table:table-cell>
          <table:table-cell/>
          <table:table-cell office:value-type="string" calcext:value-type="string">
            <text:p>බාහි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පණ්ඩුල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පනයමාර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පූලහත්ථ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අනුරාධපුරයේ පිහිටා ඇති අභයගිරි දාගැබ ඉදිකරවන ලද්දේ කුමන රජතුමා විසින්ද?</text:p>
          </table:table-cell>
          <table:table-cell/>
          <table:table-cell office:value-type="string" calcext:value-type="string">
            <text:p>වසභ රජු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වළගම්බා රජු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history-06-t3-l05-ep0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වසභ රජතුමා</text:p>
          </table:table-cell>
          <table:table-cell table:style-name="ce4" office:value-type="string" calcext:value-type="string">
            <text:p>මෙම ඒකකයෙන් වසභ රජතුමා රාජ්‍යත්වයට පත් වූ අයුරු, වසභ රජතුමාගේ පාලනය සහ ආර්ථික සේවාව පැහැදිලි කරයි.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වසභ රජතුමා අයත් වන්නේ</text:p>
          </table:table-cell>
          <table:table-cell/>
          <table:table-cell office:value-type="string" calcext:value-type="string">
            <text:p>ලම්බකර්ණ වංසයට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මෝරිය වංසයට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කාලිංග වංසයට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රාම වංසයට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‘‘වල්ලිපුරම් රන්පත් ඉරුව’’ යන ලේඛනයේ ලියා ඇත්තේ කුමක් ගැනද? </text:p>
          </table:table-cell>
          <table:table-cell/>
          <table:table-cell office:value-type="string" calcext:value-type="string">
            <text:p>සිත්නරුබිම් බුදල්නා ගැනය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ඉසිගිරිය ඇමතිවරයා විහාරයක් ඉදිකල බවය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ලම්භකරණ රජ වංශය ගැනය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මහසෙන් රජතුමා වැව් දහසක් ඉදිකළ බවය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මහවිලච්චිය වැව අතීතයේ හැ`දින්වූ නම</text:p>
          </table:table-cell>
          <table:table-cell/>
          <table:table-cell office:value-type="string" calcext:value-type="string">
            <text:p>වල්ලූරවාපි වැ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ඛානුවැව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මයෙන්ති වැව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වාතමංගණ වැ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ඇළහැර ඇළ ඉදිකරවන ලද්දේ කුමන රජතුමා විසින්ද?</text:p>
          </table:table-cell>
          <table:table-cell/>
          <table:table-cell office:value-type="string" calcext:value-type="string">
            <text:p>වසභ රජු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වළගම්බා රජු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බුදු දහමේ දියුණුවට වසභ රජතුමා විසින් කරන ලද සේවයක් නොවන්නේ</text:p>
          </table:table-cell>
          <table:table-cell/>
          <table:table-cell office:value-type="string" calcext:value-type="string">
            <text:p>ථූපාරාම දැගැබට වටදා ගෙයක් ඉදි කිර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ඉසුරුමුණි විහාරයේ පොහොය ගෙයක් ඉදි කිර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තිස්සමහාරාමයේ පිහිටි සිතුල්පව්ව විහාරයේ <text:s/>දාගැබ් ඉදි කිරීම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අභයගිරි දාගැබ ඉදිකිරීම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history-06-t3-l05-ep0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මහසෙන් රජතුමා</text:p>
          </table:table-cell>
          <table:table-cell table:style-name="ce4" office:value-type="string" calcext:value-type="string">
            <text:p>මෙම ඒකකයෙන් මහසෙන් රජතුමාගේ වාරි සේවාව, ඉදිකිරීම් ශිල්පීය දක්‍ෂතාවය සහ ආගමික සේවාව විස්තර කරයි.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මහසෙන් රජතුමාගේ පියාගේ නම,</text:p>
          </table:table-cell>
          <table:table-cell/>
          <table:table-cell office:value-type="string" calcext:value-type="string">
            <text:p>ගෝඨාභය රජතුමා ය 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දීඝගාමිණී කුමරු ය.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මුටසීව රජු ය .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දුටුගැමුණු රජු ය.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මහසෙන් රජතුමාගේ සහෝදරයාගේ නම,</text:p>
          </table:table-cell>
          <table:table-cell/>
          <table:table-cell office:value-type="string" calcext:value-type="string">
            <text:p>ජෙට්ඨතිස්ස ය 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ගාමිණී ය .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මුටසීව ය .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පණ්ඩුලය.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ජේතවනාරාමය දාගැබ ඉදිකරවන ලද්දේ කුමන රජතුමා විසින්ද?</text:p>
          </table:table-cell>
          <table:table-cell/>
          <table:table-cell office:value-type="string" calcext:value-type="string">
            <text:p>වසභ රජු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මහසෙන් රජතුමා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මින්නේරි වැව අතීතයේ හැඳින්වූ නම ,</text:p>
          </table:table-cell>
          <table:table-cell/>
          <table:table-cell office:value-type="string" calcext:value-type="string">
            <text:p>වල්ලූරවාපි වැ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ඛානුවැව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මිණිහිර වැව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වාතමංගණ වැ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බුදු දහමේ දියුණුවට මහසෙන් රජතුමා විසින් කරන ලද සේවයක් නොවන්නේ ,</text:p>
          </table:table-cell>
          <table:table-cell/>
          <table:table-cell office:value-type="string" calcext:value-type="string">
            <text:p>මින්නේරි විහාරය ඉදි කිර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ගෝකණ්ණ විහාරය ඉදි කිර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ඒකාපිල්ල විහාරය ඉදි කිරීම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අභයගිරි දාගැබ ඉදිකිරීම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istory-06-t3-l05-ep1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ධාතුසේන රජතුමා</text:p>
          </table:table-cell>
          <table:table-cell table:style-name="ce4" office:value-type="string" calcext:value-type="string">
            <text:p>මෙම ඒකකයෙන් ධාතුසේන රජතුමා රාජ්‍යත්වයට පත් වූ ආකාරය, ධාතුසේන රාජ්‍ය සමයේ පැවති ආර්ථික කටයුතු සහ ධාතුසේන රජතුමා ගේ ආගමික සේවාව පහදයි.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ධාතුසේන රජතුමා අයත් වන්නේ,</text:p>
          </table:table-cell>
          <table:table-cell/>
          <table:table-cell office:value-type="string" calcext:value-type="string">
            <text:p>ලම්බකර්ණ වංසයට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මෞර්ය වංසයට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කාලිංග වංසයට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රාම වංසයට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ධාතුසේන රජතුමාගේ පියාගේ නම,</text:p>
          </table:table-cell>
          <table:table-cell/>
          <table:table-cell office:value-type="string" calcext:value-type="string">
            <text:p>ගෝඨාභය රජතුමා ය 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දාඨානාම ය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මුටසීව රජු ය 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දුටුගැමුණු රජු ය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ධාතුසේන රජතුමාගේ සහෝදරයාගේ නම,</text:p>
          </table:table-cell>
          <table:table-cell/>
          <table:table-cell office:value-type="string" calcext:value-type="string">
            <text:p>ජෙට්ඨතිස්ස 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ගාමිණී 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මුටසීව 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සලතිස්බෝ 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යෝධ ඇළ ඉදිකරවන ලද්දේ කුමන රජතුමා විසින්ද?</text:p>
          </table:table-cell>
          <table:table-cell/>
          <table:table-cell office:value-type="string" calcext:value-type="string">
            <text:p>වසභ රජු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වළගම්බා රජු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ධාතුසේන රජු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දකූණු ඉන්දියානු ෂඞ් ද්‍රවිඩයින්ගෙන් කෙනෙක් නොවන්නේ,</text:p>
          </table:table-cell>
          <table:table-cell/>
          <table:table-cell office:value-type="string" calcext:value-type="string">
            <text:p>පාරින්ද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පණ්ඩ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ඛුද්ද පාරින්ද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පූලහත්ථ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Iskoola Pota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6-17T16:11:08.840185203</dc:date>
    <meta:editing-cycles>20</meta:editing-cycles>
    <meta:editing-duration>PT1H14M48S</meta:editing-duration>
    <meta:document-statistic meta:table-count="1" meta:cell-count="930" meta:object-count="0"/>
  </office:meta>
</office:document-meta>
</file>